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787" officeooo:paragraph-rsid="000b2205"/>
    </style:style>
    <style:style style:name="P2" style:family="paragraph" style:parent-style-name="Standard">
      <style:text-properties officeooo:paragraph-rsid="000c8b35"/>
    </style:style>
    <style:style style:name="T1" style:family="text">
      <style:text-properties officeooo:rsid="00092e9b"/>
    </style:style>
    <style:style style:name="T2" style:family="text">
      <style:text-properties officeooo:rsid="000b22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REATE TABLE Cust_address </text:p>
      <text:p text:style-name="Standard">(</text:p>
      <text:p text:style-name="Standard"><text:s text:c="4"/>order_id integer primary key,</text:p>
      <text:p text:style-name="Standard"><text:s text:c="4"/>address<text:tab/>varchar(300)</text:p>
      <text:p text:style-name="Standard">);</text:p>
      <text:p text:style-name="Standard"/>
      <text:p text:style-name="Standard">INSERT INTO Cust_address (order_id,address) VALUES ('1', '3 kings road london');</text:p>
      <text:p text:style-name="Standard">INSERT INTO Cust_address (order_id,address) VALUES ('2', '3 kings road london');</text:p>
      <text:p text:style-name="Standard">INSERT INTO Cust_address (order_id,address) VALUES ('3', '9479 the crescent london');</text:p>
      <text:p text:style-name="Standard">INSERT INTO Cust_address (order_id,address) VALUES ('4', 'oad no 102 washington dc');</text:p>
      <text:p text:style-name="Standard"/>
      <text:p text:style-name="Standard"/>
      <text:p text:style-name="Standard"/>
      <text:p text:style-name="Standard">CREATE TABLE Customers </text:p>
      <text:p text:style-name="Standard">(</text:p>
      <text:p text:style-name="Standard"><text:s text:c="4"/>customer_id<text:tab/> integer primary key,</text:p>
      <text:p text:style-name="Standard"><text:s text:c="4"/>first_name<text:tab/>varchar(300),</text:p>
      <text:p text:style-name="Standard"><text:s text:c="4"/>last_name<text:tab/><text:tab/>varchar(300),</text:p>
      <text:p text:style-name="Standard"><text:s text:c="4"/>age<text:tab/>varchar(300),</text:p>
      <text:p text:style-name="Standard"><text:s text:c="4"/>country<text:tab/>varchar(300)</text:p>
      <text:p text:style-name="Standard">);</text:p>
      <text:p text:style-name="Standard"/>
      <text:p text:style-name="Standard">INSERT INTO Customers (customer_id<text:tab/>,first_name,last_name<text:tab/>,age,country) VALUES ('1', 'john', 'toe', '31', 'USA');</text:p>
      <text:p text:style-name="Standard">INSERT INTO Customers (customer_id<text:tab/>,first_name,last_name<text:tab/>,age,country) VALUES ('2', 'Robert', 'Luna', '21', 'USA');</text:p>
      <text:p text:style-name="Standard">INSERT INTO Customers (customer_id<text:tab/>,first_name,last_name<text:tab/>,age,country) VALUES ('3', 'David', 'Robinson', '26', 'UK');</text:p>
      <text:p text:style-name="Standard">INSERT INTO Customers (customer_id<text:tab/>,first_name,last_name<text:tab/>,age,country) VALUES ('4', 'John', 'Reinhardt', '18', 'UK');</text:p>
      <text:p text:style-name="Standard">INSERT INTO Customers (customer_id<text:tab/>,first_name,last_name<text:tab/>,age,country) VALUES ('5', 'Betty', 'Doe', '22', 'UAE');</text:p>
      <text:p text:style-name="Standard"/>
      <text:p text:style-name="Standard"/>
      <text:p text:style-name="Standard"/>
      <text:p text:style-name="Standard"/>
      <text:p text:style-name="Standard">CREATE TABLE Orders </text:p>
      <text:p text:style-name="Standard">(</text:p>
      <text:p text:style-name="Standard"><text:s text:c="4"/>order_id integer primary key,</text:p>
      <text:p text:style-name="Standard"><text:s text:c="4"/>item<text:tab/>varchar(300),</text:p>
      <text:p text:style-name="Standard"><text:s text:c="4"/>amount<text:tab/>varchar(300),</text:p>
      <text:p text:style-name="Standard"><text:s text:c="4"/>customer_id <text:s text:c="2"/><text:span text:style-name="T1">integer</text:span></text:p>
      <text:p text:style-name="Standard">);</text:p>
      <text:p text:style-name="Standard"/>
      <text:p text:style-name="Standard">INSERT INTO Orders (order_id,item,amount,customer_id) VALUES ('1', 'Keyboard', '400', '4');</text:p>
      <text:p text:style-name="Standard">INSERT INTO Orders (order_id,item,amount,customer_id) VALUES ('2', 'Mouse', '300', '4');</text:p>
      <text:p text:style-name="Standard">INSERT INTO Orders (order_id,item,amount,customer_id) VALUES ('3', 'Monitor', '12000', '3');</text:p>
      <text:p text:style-name="Standard">INSERT INTO Orders (order_id,item,amount,customer_id) VALUES ('4', 'Keyboard', '400', '1');</text:p>
      <text:p text:style-name="Standard">INSERT INTO Orders (order_id,item,amount,customer_id) VALUES ('5', 'Mousepad', '250', '2');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CREATE TABLE Customers </text:p>
      <text:p text:style-name="Standard">(</text:p>
      <text:p text:style-name="Standard"><text:s text:c="4"/>shippings_id integer primary key,</text:p>
      <text:p text:style-name="Standard"><text:s text:c="4"/>status<text:tab/>varchar(300),</text:p>
      <text:p text:style-name="Standard"><text:s text:c="4"/>customer_id<text:tab/>integer</text:p>
      <text:p text:style-name="Standard">);</text:p>
      <text:p text:style-name="Standard"/>
      <text:p text:style-name="Standard">INSERT INTO Customers (shippings_id,status,customer) VALUES ('1', 'pending', 'USA');</text:p>
      <text:p text:style-name="Standard">INSERT INTO Customers (shippings_id,status,customer) VALUES ('2', 'pending', 'USA');</text:p>
      <text:p text:style-name="Standard">INSERT INTO Customers (shippings_id,status,customer) VALUES ('3', 'delivered', 'UK');</text:p>
      <text:p text:style-name="Standard">INSERT INTO Customers (shippings_id,status,customer) VALUES ('4', 'delivered', 'UK');</text:p>
      <text:p text:style-name="Standard">INSERT INTO Customers (shippings_id,status,customer) VALUES ('5', 'pending', 'UAE');</text:p>
      <text:p text:style-name="Standard"/>
      <text:p text:style-name="Standard"/>
      <text:p text:style-name="P2">create table items_in_cart(</text:p>
      <text:p text:style-name="P2"><text:tab/>customer_id integer primary key ,item varchar(300),amount integer</text:p>
      <text:p text:style-name="P2">);</text:p>
      <text:p text:style-name="Standard"/>
      <text:p text:style-name="Standard">insert into items_in_cart values(1,'nike_shoe',2000);</text:p>
      <text:p text:style-name="Standard">insert into items_in_cart values(2,'white nike_shoe ',2400);</text:p>
      <text:p text:style-name="Standard">insert into items_in_cart values(3,'kertel',3000);</text:p>
      <text:p text:style-name="Standard">insert into items_in_cart values(4,'vicitus shirt',700);</text:p>
      <text:p text:style-name="Standard">insert into items_in_cart values(5,'us polo men T-shirt',1000);</text:p>
      <text:p text:style-name="Standard"/>
      <text:p text:style-name="Standard"/>
      <text:p text:style-name="P1">--first_query </text:p>
      <text:p text:style-name="P1">--write a sql query to display customer id ,first name ,country ,order id ,item ,amount,total amount shopped by a customer.</text:p>
      <text:p text:style-name="P1"/>
      <text:p text:style-name="P1">Select customers.customer_id,customers.first_name,customers.country,cust_address.order_id ,orders.item,orders.amount from customers <text:s/>join orders on customers.customer_id=orders.customer_id join shippings on shippings.customer=customers.customer_id join cust_address on cust_address.order_id=orders.order_id ;</text:p>
      <text:p text:style-name="P1"/>
      <text:p text:style-name="P1">--second query</text:p>
      <text:p text:style-name="P1">--write a sql query to display the order_id and customer_id for whose order is status in pending</text:p>
      <text:p text:style-name="P1"/>
      <text:p text:style-name="P1">select orders.order_id,customers.customer_id,shippings.status from customers join orders on orders.customer_id=customers.customer_id join shippings on shippings.customer=customers.customer_id where shippings.status='Pending';</text:p>
      <text:p text:style-name="P1"/>
      <text:p text:style-name="P1">--third query</text:p>
      <text:p text:style-name="P1">--write a sql query to display the customers who bought the item keyboard and the order is status is deliveried</text:p>
      <text:p text:style-name="P1"/>
      <text:p text:style-name="P1">select * from customers <text:s/>join orders on orders.customer_id=customers.customer_id join shippings on shippings.customer=customers.customer_id <text:s text:c="2"/>where orders.item='Keyboard' and shippings.status='Delivered';</text:p>
      <text:p text:style-name="P1"><text:soft-page-break/></text:p>
      <text:p text:style-name="P1"/>
      <text:p text:style-name="P1">--<text:span text:style-name="T2">fourth query</text:span></text:p>
      <text:p text:style-name="P1">--find the address of the <text:s/>pending orders</text:p>
      <text:p text:style-name="P1"/>
      <text:p text:style-name="P1">select cust_address.address from cust_address join orders o on o.order_id=cust_address.order_id join shippings s on s.customer=o.customer_id where s.status='Pending';</text:p>
      <text:p text:style-name="P1"/>
      <text:p text:style-name="P1"/>
      <text:p text:style-name="P1">--<text:span text:style-name="T2">fifth query</text:span></text:p>
      <text:p text:style-name="P1"/>
      <text:p text:style-name="P1"><text:s/>--write a sql query to display the customer_id ,items in cart who previous ordered value less than 130000 </text:p>
      <text:p text:style-name="P1"/>
      <text:p text:style-name="P1">select items_in_cart.customer_id from items_in_cart where items_in_cart.customer_id in (select o.customer_id from orders o group by o.customer_id having sum(o.amount)&lt;130000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0:11:35.490552215</meta:creation-date>
    <dc:date>2022-07-13T15:54:40.173032637</dc:date>
    <meta:editing-duration>PT39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68" meta:word-count="461" meta:character-count="4267" meta:non-whitespace-character-count="3811"/>
  </office:meta>
</office:document-meta>
</file>